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none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none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38">
      <style:table-cell-properties fo:border-bottom="0.035cm solid #000000" style:cell-protect="protected" style:print-content="true" style:text-align-source="fix" style:repeat-content="false" fo:wrap-option="no-wrap" fo:border-left="0.035cm solid #000000" style:direction="ltr" fo:border-right="none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37">
      <style:table-cell-properties fo:border-bottom="none" style:cell-protect="protected" style:print-content="true" style:text-align-source="fix" style:repeat-content="false" fo:wrap-option="no-wrap" fo:border-left="none" style:direction="ltr" fo:border-right="0.035cm solid #000000" style:rotation-angle="0" style:rotation-align="bottom" fo:border-top="0.035cm solid #000000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7">
      <style:table-cell-properties fo:border-bottom="none" style:cell-protect="protected" style:print-content="true" style:text-align-source="fix" style:repeat-content="false" fo:wrap-option="no-wrap" fo:border-left="none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7">
      <style:table-cell-properties fo:border-bottom="0.035cm solid #000000" style:cell-protect="protected" style:print-content="true" style:text-align-source="fix" style:repeat-content="false" fo:wrap-option="no-wrap" fo:border-left="none" style:direction="ltr" fo:border-right="0.035cm solid #000000" style:rotation-angle="0" style:rotation-align="bottom" fo:border-top="none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6" office:value-type="string">
              <text:p>NF - SERV. PROD. </text:p>
            </table:table-cell>
            <table:table-cell table:style-name="ce9" office:value-type="string">
              <text:p>R$</text:p>
            </table:table-cell>
            <table:table-cell table:style-name="ce12"/>
            <table:table-cell table:style-name="ce14" office:value-type="string">
              <text:p>PAGO</text:p>
            </table:table-cell>
            <table:table-cell table:style-name="ce9" office:value-type="string">
              <text:p>VALOR</text:p>
            </table:table-cell>
            <table:table-cell table:style-name="ce17" office:value-type="string">
              <text:p>DATA</text:p>
            </table:table-cell>
            <table:table-cell table:style-name="ce19" office:value-type="string">
              <text:p>SALDO DEVEDOR</text:p>
            </table:table-cell>
            <table:table-cell table:style-name="ce14" office:value-type="string">
              <text:p>OBS.:</text:p>
            </table:table-cell>
            <table:table-cell table:style-name="ce27" table:number-columns-repeated="247"/>
          </table:table-row>
        </table:table-header-rows>
        <table:table-row table:style-name="ro2">
          <table:table-cell table:style-name="ce2" office:value-type="date" office:date-value="2010-08-31">
            <text:p>31/08/2010</text:p>
          </table:table-cell>
          <table:table-cell table:style-name="ce7" office:value-type="string">
            <text:p>Mens. 08/2010 (A.C.)</text:p>
          </table:table-cell>
          <table:table-cell table:style-name="ce10" office:value-type="float" office:value="368">
            <text:p>368,00</text:p>
          </table:table-cell>
          <table:table-cell table:style-name="ce13"/>
          <table:table-cell table:style-name="ce15" office:value-type="string">
            <text:p>p/c</text:p>
          </table:table-cell>
          <table:table-cell table:style-name="ce10" office:value-type="float" office:value="366.3">
            <text:p>366,30</text:p>
          </table:table-cell>
          <table:table-cell table:style-name="ce2" office:value-type="date" office:date-value="2012-02-17">
            <text:p>17/02/2012</text:p>
          </table:table-cell>
          <table:table-cell table:style-name="ce20"/>
          <table:table-cell table:style-name="ce23"/>
          <table:table-cell table:style-name="ce27"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7" office:value-type="string">
            <text:p>Rest. mens. 08/2010 (A.C.)</text:p>
          </table:table-cell>
          <table:table-cell table:style-name="ce10" office:value-type="float" office:value="1.7">
            <text:p>1,7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.7">
            <text:p>1,7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7" office:value-type="string">
            <text:p>Mens. 09/2010 (A.C.)</text:p>
          </table:table-cell>
          <table:table-cell table:style-name="ce10" office:value-type="float" office:value="368">
            <text:p>36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8">
            <text:p>368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0-10-27">
            <text:p>27/10/2010</text:p>
          </table:table-cell>
          <table:table-cell table:style-name="ce7" office:value-type="string">
            <text:p>Mens. 10/2010 (A.C.)</text:p>
          </table:table-cell>
          <table:table-cell table:style-name="ce10" office:value-type="float" office:value="368">
            <text:p>36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8">
            <text:p>368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7" office:value-type="string">
            <text:p>Mens. 11/2010 (A.C.)</text:p>
          </table:table-cell>
          <table:table-cell table:style-name="ce10" office:value-type="float" office:value="363">
            <text:p>363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3">
            <text:p>363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0-12-15">
            <text:p>15/12/2010</text:p>
          </table:table-cell>
          <table:table-cell table:style-name="ce7" office:value-type="string">
            <text:p>Decl. Simples Est./2010</text:p>
          </table:table-cell>
          <table:table-cell table:style-name="ce10" office:value-type="float" office:value="110">
            <text:p>11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10">
            <text:p>11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0-12-30">
            <text:p>30/12/2010</text:p>
          </table:table-cell>
          <table:table-cell table:style-name="ce7" office:value-type="string">
            <text:p>Mens. 12/2010 (A.C.)</text:p>
          </table:table-cell>
          <table:table-cell table:style-name="ce10" office:value-type="float" office:value="388">
            <text:p>38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88">
            <text:p>388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1-31">
            <text:p>31/01/2011</text:p>
          </table:table-cell>
          <table:table-cell table:style-name="ce7" office:value-type="string">
            <text:p>Mens. 01/2011 (A.C.)</text:p>
          </table:table-cell>
          <table:table-cell table:style-name="ce10" office:value-type="float" office:value="368">
            <text:p>36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8">
            <text:p>368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1-31">
            <text:p>31/01/2011</text:p>
          </table:table-cell>
          <table:table-cell table:style-name="ce7" office:value-type="string">
            <text:p>NF 9074 - mens. 01/2011</text:p>
          </table:table-cell>
          <table:table-cell table:style-name="ce10" office:value-type="float" office:value="202">
            <text:p>20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2">
            <text:p>202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2-28">
            <text:p>28/02/2011</text:p>
          </table:table-cell>
          <table:table-cell table:style-name="ce7" office:value-type="string">
            <text:p>Mens. 02/2011 (A.C.)</text:p>
          </table:table-cell>
          <table:table-cell table:style-name="ce10" office:value-type="float" office:value="363">
            <text:p>363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3">
            <text:p>363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2-28">
            <text:p>28/02/2011</text:p>
          </table:table-cell>
          <table:table-cell table:style-name="ce7" office:value-type="string">
            <text:p>NF 9105 - mens. 02/2011</text:p>
          </table:table-cell>
          <table:table-cell table:style-name="ce10" office:value-type="float" office:value="202">
            <text:p>20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2">
            <text:p>202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3-25">
            <text:p>25/03/2011</text:p>
          </table:table-cell>
          <table:table-cell table:style-name="ce7" office:value-type="string">
            <text:p>Decl. RAIS 2011</text:p>
          </table:table-cell>
          <table:table-cell table:style-name="ce10" office:value-type="float" office:value="30">
            <text:p>3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0">
            <text:p>3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3-28">
            <text:p>28/03/2011</text:p>
          </table:table-cell>
          <table:table-cell table:style-name="ce7" office:value-type="string">
            <text:p>Decl. DIRF 2011</text:p>
          </table:table-cell>
          <table:table-cell table:style-name="ce10" office:value-type="float" office:value="140">
            <text:p>14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0">
            <text:p>14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3-31">
            <text:p>31/03/2011</text:p>
          </table:table-cell>
          <table:table-cell table:style-name="ce7" office:value-type="string">
            <text:p>Mens. 03/2011 (A.C.)</text:p>
          </table:table-cell>
          <table:table-cell table:style-name="ce10" office:value-type="float" office:value="363">
            <text:p>363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3">
            <text:p>363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3-31">
            <text:p>31/03/2011</text:p>
          </table:table-cell>
          <table:table-cell table:style-name="ce7" office:value-type="string">
            <text:p>NF 9136 - mens. 03/2011</text:p>
          </table:table-cell>
          <table:table-cell table:style-name="ce10" office:value-type="float" office:value="202">
            <text:p>20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2">
            <text:p>202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4-15">
            <text:p>15/04/2011</text:p>
          </table:table-cell>
          <table:table-cell table:style-name="ce7" office:value-type="string">
            <text:p>DASN 2011</text:p>
          </table:table-cell>
          <table:table-cell table:style-name="ce10" office:value-type="float" office:value="60">
            <text:p>6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60">
            <text:p>6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4-19">
            <text:p>19/04/2011</text:p>
          </table:table-cell>
          <table:table-cell table:style-name="ce7" office:value-type="string">
            <text:p>1 pasta classificadora</text:p>
          </table:table-cell>
          <table:table-cell table:style-name="ce10" office:value-type="float" office:value="3.5">
            <text:p>3,5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.5">
            <text:p>3,5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4-26">
            <text:p>26/04/2011</text:p>
          </table:table-cell>
          <table:table-cell table:style-name="ce7" office:value-type="string">
            <text:p>Mens. 04/2011 (A.C.)</text:p>
          </table:table-cell>
          <table:table-cell table:style-name="ce10" office:value-type="float" office:value="368">
            <text:p>36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8">
            <text:p>368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4-26">
            <text:p>26/04/2011</text:p>
          </table:table-cell>
          <table:table-cell table:style-name="ce7" office:value-type="string">
            <text:p>NF 9168 - mens. 04/2011</text:p>
          </table:table-cell>
          <table:table-cell table:style-name="ce10" office:value-type="float" office:value="202">
            <text:p>20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2">
            <text:p>202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5-31">
            <text:p>31/05/2011</text:p>
          </table:table-cell>
          <table:table-cell table:style-name="ce7" office:value-type="string">
            <text:p>Mens. 05/2011 (A.C.)</text:p>
          </table:table-cell>
          <table:table-cell table:style-name="ce10" office:value-type="float" office:value="394.6">
            <text:p>394,6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94.6">
            <text:p>394,6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5-31">
            <text:p>31/05/2011</text:p>
          </table:table-cell>
          <table:table-cell table:style-name="ce7" office:value-type="string">
            <text:p>NF 9200 - mens. 05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6-25">
            <text:p>25/06/2011</text:p>
          </table:table-cell>
          <table:table-cell table:style-name="ce7" office:value-type="string">
            <text:p>Mens. 06/2011 (A.C.)</text:p>
          </table:table-cell>
          <table:table-cell table:style-name="ce10" office:value-type="float" office:value="385">
            <text:p>38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85">
            <text:p>38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6-25">
            <text:p>25/06/2011</text:p>
          </table:table-cell>
          <table:table-cell table:style-name="ce7" office:value-type="string">
            <text:p>NF 9232 - mens. 06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7-25">
            <text:p>25/07/2011</text:p>
          </table:table-cell>
          <table:table-cell table:style-name="ce7" office:value-type="string">
            <text:p>Mens. 07/2011 (A.C.)</text:p>
          </table:table-cell>
          <table:table-cell table:style-name="ce10" office:value-type="float" office:value="385">
            <text:p>38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85">
            <text:p>38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7-25">
            <text:p>25/07/2011</text:p>
          </table:table-cell>
          <table:table-cell table:style-name="ce7" office:value-type="string">
            <text:p>NF 9264 - mens. 07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8-25">
            <text:p>25/08/2011</text:p>
          </table:table-cell>
          <table:table-cell table:style-name="ce7" office:value-type="string">
            <text:p>Mens. 08/2011 (A.C.)</text:p>
          </table:table-cell>
          <table:table-cell table:style-name="ce10" office:value-type="float" office:value="385">
            <text:p>38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85">
            <text:p>38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8-25">
            <text:p>25/08/2011</text:p>
          </table:table-cell>
          <table:table-cell table:style-name="ce7" office:value-type="string">
            <text:p>NF 9296 - mens. 08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7" office:value-type="string">
            <text:p>Mens. 09/2011 (A.C.)</text:p>
          </table:table-cell>
          <table:table-cell table:style-name="ce10" office:value-type="float" office:value="385">
            <text:p>38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85">
            <text:p>38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7" office:value-type="string">
            <text:p>NF 9328 - mens. 09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0-27">
            <text:p>27/10/2011</text:p>
          </table:table-cell>
          <table:table-cell table:style-name="ce7" office:value-type="string">
            <text:p>Mens. 10/2011 (A.C.)</text:p>
          </table:table-cell>
          <table:table-cell table:style-name="ce10" office:value-type="float" office:value="365">
            <text:p>36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5">
            <text:p>36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0-27">
            <text:p>27/10/2011</text:p>
          </table:table-cell>
          <table:table-cell table:style-name="ce7" office:value-type="string">
            <text:p>NF 9359 - mens. 10/2011</text:p>
          </table:table-cell>
          <table:table-cell table:style-name="ce10" office:value-type="float" office:value="220">
            <text:p>2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20">
            <text:p>22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7" office:value-type="string">
            <text:p>Mens. 11/2011 (A.C.)</text:p>
          </table:table-cell>
          <table:table-cell table:style-name="ce10" office:value-type="float" office:value="365">
            <text:p>36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5">
            <text:p>36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7" office:value-type="string">
            <text:p>NF 9389 - mens. 11/2011</text:p>
          </table:table-cell>
          <table:table-cell table:style-name="ce10" office:value-type="float" office:value="240">
            <text:p>24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40">
            <text:p>24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7" office:value-type="string">
            <text:p>Mens. 12/2011 (A.C.)</text:p>
          </table:table-cell>
          <table:table-cell table:style-name="ce10" office:value-type="float" office:value="365">
            <text:p>36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5">
            <text:p>36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7" office:value-type="string">
            <text:p>NF 9419 - mens. 12/2011</text:p>
          </table:table-cell>
          <table:table-cell table:style-name="ce10" office:value-type="float" office:value="250">
            <text:p>25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50">
            <text:p>250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7" office:value-type="string">
            <text:p>Mens. 01/2012 (A.C.)</text:p>
          </table:table-cell>
          <table:table-cell table:style-name="ce10" office:value-type="float" office:value="365">
            <text:p>365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365">
            <text:p>365,00</text:p>
          </table:table-cell>
          <table:table-cell table:style-name="ce2" office:value-type="date" office:date-value="2014-12-07">
            <text:p>07/12/2014</text:p>
          </table:table-cell>
          <table:table-cell table:style-name="ce21"/>
          <table:table-cell table:style-name="ce24"/>
          <table:table-cell table:style-name="ce27" table:number-columns-repeated="247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7" office:value-type="string">
            <text:p>NF 9449 - mens. 01/2012</text:p>
          </table:table-cell>
          <table:table-cell table:style-name="ce10" office:value-type="float" office:value="240">
            <text:p>24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40">
            <text:p>240,00</text:p>
          </table:table-cell>
          <table:table-cell table:style-name="ce2" office:value-type="date" office:date-value="2014-12-07">
            <text:p>07/12/2014</text:p>
          </table:table-cell>
          <table:table-cell table:style-name="ce22"/>
          <table:table-cell table:style-name="ce25"/>
          <table:table-cell table:style-name="ce27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table:number-columns-spanned="2" table:number-rows-spanned="1">
            <text:p>TOTAL DEVIDO E PAGO </text:p>
          </table:table-cell>
          <table:covered-table-cell/>
          <table:table-cell table:style-name="ce26" office:value-type="currency" office:currency="BRL" office:value="9546.8">
            <text:p>R$ 9.546,80</text:p>
          </table:table-cell>
          <table:table-cell table:style-name="ce27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office:value-type="string">
            <text:p>CONFORME DEMONSTRATIVO DO ACORDO ANEXO.</text:p>
          </table:table-cell>
          <table:table-cell table:style-name="ce11"/>
          <table:table-cell table:style-name="ce16"/>
          <table:table-cell table:style-name="ce27" table:number-columns-repeated="247"/>
        </table:table-row>
        <table:table-row table:style-name="ro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7"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31974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7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0" number:min-integer-digits="1" number:grouping="true"/>
    </number:number-style>
    <number:number-style style:name="N140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0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2" number:min-integer-digits="1" number:grouping="true"/>
    </number:number-style>
    <number:number-style style:name="N143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2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""""""""""""""""</number:text>
      <number:number number: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1P0" style:volatile="true">
      <number:text>R$""""""""""""""""""""""""""""""""""""""""""""""""""</number:text>
    </number:number-style>
    <number:number-style style:name="N151">
      <style:text-properties fo:color="#ff0000"/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date-style style:name="N15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1-26">26/01/2015</text:date></text:span><text:span text:style-name="MT2"> - </text:span><text:span text:style-name="MT2"><text:time>12:03:14</text:time></text:span><text:span text:style-name="MT2"> </text:span></text:p>
        </style:region-center>
        <style:region-right>
          <text:p><text:span text:style-name="MT3">Bazar Kachimir Ltda. (antiga)</text:span></text:p>
          <text:p><text:span text:style-name="MT2">Marcelo/Mitiko - Tel.: 3241-1827 / 3241-2171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azar Kachimir Ltda. (antiga)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12:0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creation-date>2015-01-12T14:47:15</meta:creation-date>
    <dc:language>pt-PT</dc:language>
    <meta:editing-cycles>8</meta:editing-cycles>
    <meta:editing-duration>PT4M3S</meta:editing-duration>
    <meta:initial-creator>Carlos Augusto Marcicano</meta:initial-creator>
    <dc:date>2015-01-26T12:03:14</dc:date>
    <dc:creator>Carlos Augusto Marcicano</dc:creator>
    <meta:document-statistic meta:table-count="1" meta:cell-count="233" meta:object-count="0"/>
    <meta:user-defined meta:name="Info 0"/>
    <meta:user-defined meta:name="Info 1"/>
    <meta:user-defined meta:name="Info 2"/>
    <meta:user-defined meta:name="Info 3"/>
  </office:meta>
</office:document-meta>
</file>